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4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6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>
      <style:text-properties fo:font-size="10pt" officeooo:paragraph-rsid="00211236" style:font-size-asian="10pt" style:font-size-complex="10pt"/>
    </style:style>
    <style:style style:name="P54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1e9dd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2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1e9dd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font-size="10pt" officeooo:paragraph-rsid="06e48894" style:font-size-asian="10pt" style:font-size-complex="10pt"/>
    </style:style>
    <style:style style:name="P6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7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8" style:family="paragraph">
      <loext:graphic-properties draw:fill="none"/>
      <style:paragraph-properties fo:text-align="center"/>
    </style:style>
    <style:style style:name="P69" style:family="paragraph">
      <loext:graphic-properties draw:fill="none"/>
      <style:paragraph-properties fo:text-align="center"/>
      <style:text-properties fo:font-size="12pt"/>
    </style:style>
    <style:style style:name="P70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7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1">လစာဝင်ငွေခွန်နုတ်ယူပေးသွင်းခြင်းဆိုင်ရာ အထောက်အထား လက်မှတ်</text:p>
            <text:p text:style-name="P62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24117040">
          <table:table-cell table:style-name="Table5.A1" office:value-type="string">
            <text:p text:style-name="P20">လစာဝင်ငွေခွန်နုတ်ယူခြင်းခံရသူ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130924121648">
          <table:table-cell table:style-name="Table5.A1" office:value-type="string">
            <text:p text:style-name="P60"><draw:line text:anchor-type="paragraph" draw:z-index="5" draw:name="Shape3_0" draw:style-name="gr1" draw:text-style-name="P68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  <text:p text:style-name="P58"><draw:line text:anchor-type="paragraph" draw:z-index="6" draw:name="Shape3_1" draw:style-name="gr1" draw:text-style-name="P68" svg:x1="0.9146in" svg:y1="0.1862in" svg:x2="3.3917in" svg:y2="0.1764in"><text:p/></draw:line><text:span text:style-name="T20">ရာထူး/တာဝန် <text:s text:c="3"/></text:span><text:span text:style-name="T20"><text:user-field-get text:name="py3o.o.job_id.name">job_name</text:user-field-get></text:span></text:p>
            <text:p text:style-name="P58"><draw:line text:anchor-type="paragraph" draw:z-index="7" draw:name="Shape3_2" draw:style-name="gr1" draw:text-style-name="P68" svg:x1="1.9681in" svg:y1="0.2075in" svg:x2="3.3807in" svg:y2="0.2028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  <text:p text:style-name="P56"><draw:line text:anchor-type="paragraph" draw:z-index="11" draw:name="Shape3_3" draw:style-name="gr1" draw:text-style-name="P68" svg:x1="0.7984in" svg:y1="0.1835in" svg:x2="3.3339in" svg:y2="0.1835in"><text:p/></draw:line>နေရပ်လိပ်စာ <text:s/><text:user-field-get text:name="py3o.o.address_id.street">employee_street</text:user-field-get></text:p>
            <text:p text:style-name="P57"><draw:line text:anchor-type="paragraph" draw:z-index="8" draw:name="Shape3_4" draw:style-name="gr1" draw:text-style-name="P68" svg:x1="0.0472in" svg:y1="0.2272in" svg:x2="3.3339in" svg:y2="0.2272in"><text:p/></draw:line></text:p>
            <text:p text:style-name="P53"/>
            <text:p text:style-name="P56"><draw:line text:anchor-type="paragraph" draw:z-index="9" draw:name="Shape3_6" draw:style-name="gr1" draw:text-style-name="P69" svg:x1="1.7366in" svg:y1="0.2094in" svg:x2="3.3807in" svg:y2="0.2031in"><text:p/></draw:line>ယခင်အခွန်ပေးသွင်းခဲ့သည့်ရုံး <text:user-field-get text:name="py3o.o.previous_tax_office">previous_tax_office</text:user-field-get></text:p>
            <text:p text:style-name="P58"><draw:line text:anchor-type="paragraph" draw:z-index="10" draw:name="Shape3_7" draw:style-name="gr1" draw:text-style-name="P68" svg:x1="1.9681in" svg:y1="0.2083in" svg:x2="3.3807in" svg:y2="0.2035in"><text:p/></draw:line><text:span text:style-name="T20">ယခင်အခွန်ထမ်းမှတ်ပုံတင်အမှတ် </text:span><text:span text:style-name="T20"><text:user-field-get text:name="py3o.o.previous_tax_no">previous_tax_no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58"><draw:line text:anchor-type="paragraph" draw:z-index="12" draw:name="Shape3_8" draw:style-name="gr1" draw:text-style-name="P68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9"><draw:line text:anchor-type="paragraph" draw:z-index="13" draw:name="Shape3_9" draw:style-name="gr1" draw:text-style-name="P68" svg:x1="0.0354in" svg:y1="0.1925in" svg:x2="3.8311in" svg:y2="0.1925in"><text:p/></draw:line><text:span text:style-name="T20"/></text:p>
            <text:p text:style-name="P58"><draw:line text:anchor-type="paragraph" draw:z-index="15" draw:name="Shape3_11" draw:style-name="gr1" draw:text-style-name="P68" svg:x1="1.9799in" svg:y1="0.1827in" svg:x2="3.8083in" svg:y2="0.1827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  <text:p text:style-name="P63"><draw:line text:anchor-type="paragraph" draw:z-index="16" draw:name="Shape3_12" draw:style-name="gr1" draw:text-style-name="P68" svg:x1="0.4744in" svg:y1="0.2075in" svg:x2="3.8189in" svg:y2="0.2075in"><text:p/></draw:line>လိပ်စာ <text:s/><text:user-field-get text:name="py3o.o.company_id.street">street</text:user-field-get></text:p>
            <text:p text:style-name="P64"><draw:line text:anchor-type="paragraph" draw:z-index="14" draw:name="Shape3_10" draw:style-name="gr1" draw:text-style-name="P68" svg:x1="0.0236in" svg:y1="0.1827in" svg:x2="3.8193in" svg:y2="0.1827in"><text:p/></draw:line></text:p>
            <text:p text:style-name="P63"><draw:line text:anchor-type="paragraph" draw:z-index="17" draw:name="Shape3_13" draw:style-name="gr1" draw:text-style-name="P68" svg:x1="1.7366in" svg:y1="0.1661in" svg:x2="3.8547in" svg:y2="0.1661in"><text:p/></draw:line>စည်းကြပ်မှုခံယူသည့်အခွန်ရုံး <text:s/><text:user-field-get text:name="py3o.o.company_id.tax_office">tax_office</text:user-field-get></text:p>
            <text:p text:style-name="P65"><draw:line text:anchor-type="paragraph" draw:z-index="18" draw:name="Shape3_14" draw:style-name="gr1" draw:text-style-name="P68" svg:x1="0.0583in" svg:y1="0.1661in" svg:x2="3.8539in" svg:y2="0.1661in"><text:p/></draw:line></text:p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24120624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2130924413792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399712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04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2768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8928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1760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7648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3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576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3024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0720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7904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832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5"><text:soft-page-break/></text:p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7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68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8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5">နှုတ်ယူ</text:p>
            <text:p text:style-name="P45">ပေးသွင်းသူ </text:p>
            <text:p text:style-name="P46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2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4412256">
          <table:table-cell table:style-name="Table7.A5" office:value-type="string">
            <text:p text:style-name="P31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4"><draw:custom-shape text:anchor-type="paragraph" draw:z-index="1" draw:name="Shape2" draw:style-name="gr3" draw:text-style-name="P7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3"><draw:custom-shape text:anchor-type="paragraph" draw:z-index="3" draw:name="Shape2_1" draw:style-name="gr2" draw:text-style-name="P7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5152">
          <table:table-cell table:style-name="Table7.A5" office:value-type="string">
            <text:p text:style-name="P33">(ဂ) အိမ်ထောင်ဖက်</text:p>
          </table:table-cell>
          <table:table-cell table:style-name="Table7.D1" office:value-type="string">
            <text:p text:style-name="P33"><draw:custom-shape text:anchor-type="paragraph" draw:z-index="4" draw:name="Shape2_2" draw:style-name="gr2" draw:text-style-name="P7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5"><draw:custom-shape text:anchor-type="paragraph" draw:z-index="2" draw:name="Shape2_0" draw:style-name="gr2" draw:text-style-name="P7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2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2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7">လက်မှတ်</text:p>
            <text:p text:style-name="P48">အမည် <text:s text:c="2"/><text:span text:style-name="T8"><text:user-field-get text:name="py3o.o.company_id.hr_head_id.name">hr_head</text:user-field-get></text:span></text:p>
            <text:p text:style-name="P49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8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8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2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1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4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6">သတိပေးချက်</text:p>
          </table:table-cell>
          <table:table-cell table:style-name="Table9.B1" office:value-type="string">
            <text:p text:style-name="P19"/>
          </table:table-cell>
          <table:table-cell table:style-name="Table9.A1" office:value-type="string">
            <text:p text:style-name="P36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9"/>
          </table:table-cell>
          <table:table-cell table:style-name="Table9.A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0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1"/>
      <text:p text:style-name="P5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1:07:21.673000000</dc:date>
    <meta:editing-duration>P1DT17H5M50S</meta:editing-duration>
    <meta:editing-cycles>931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